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0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1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092cm"/>
    </style:style>
    <style:style style:name="gr6" style:family="graphic" style:parent-style-name="standard">
      <style:graphic-properties draw:marker-start="Arrow" draw:marker-start-width="0.3cm" draw:marker-end="Arrow" draw:marker-end-width="0.3cm"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4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weight="bold"/>
    </style:style>
    <style:style style:name="P4" style:family="paragraph">
      <style:paragraph-properties fo:text-align="center"/>
      <style:text-properties fo:font-size="12pt" fo:font-weight="bold"/>
    </style:style>
    <style:style style:name="T1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2cm" svg:height="2.165cm" svg:x="14.615cm" svg:y="5.099cm">
          <text:p text:style-name="P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.903cm" svg:height="4.107cm" svg:x="7.929cm" svg:y="4.128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77cm" svg:height="2.912cm" svg:x="8.642cm" svg:y="4.72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29cm" svg:height="1.867cm" svg:x="9.266cm" svg:y="5.24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07cm" svg:height="0.696cm" svg:x="7.929cm" svg:y="4.11cm">
          <draw:text-box>
            <text:p text:style-name="P2"><text:span text:style-name="T1">Apache</text:span></text:p>
          </draw:text-box>
        </draw:frame>
        <draw:frame draw:style-name="gr3" draw:text-style-name="P3" draw:layer="layout" svg:width="1.785cm" svg:height="0.696cm" svg:x="8.55cm" svg:y="4.682cm">
          <draw:text-box>
            <text:p text:style-name="P2"><text:span text:style-name="T1">Tomcat</text:span></text:p>
          </draw:text-box>
        </draw:frame>
        <draw:frame draw:style-name="gr4" draw:text-style-name="P3" draw:layer="layout" svg:width="1.85cm" svg:height="0.695cm" svg:x="9.266cm" svg:y="5.249cm">
          <draw:text-box>
            <text:p text:style-name="P2"><text:span text:style-name="T1">Cocoon</text:span></text:p>
          </draw:text-box>
        </draw:frame>
        <draw:frame draw:style-name="gr5" draw:text-style-name="P3" draw:layer="layout" svg:width="2.592cm" svg:height="0.696cm" svg:x="14.924cm" svg:y="6.051cm">
          <draw:text-box>
            <text:p text:style-name="P2"><text:span text:style-name="T1">PostgreSQL</text:span></text:p>
          </draw:text-box>
        </draw:frame>
        <draw:line draw:style-name="gr6" draw:text-style-name="P4" draw:layer="layout" svg:x1="14.55cm" svg:y1="6.131cm" svg:x2="11.584cm" svg:y2="6.145cm">
          <text:p text:style-name="P2"/>
        </draw:line>
        <draw:custom-shape draw:style-name="gr1" draw:text-style-name="P4" draw:layer="layout" svg:width="2.229cm" svg:height="1.867cm" svg:x="2.135cm" svg:y="5.249cm">
          <text:p text:style-name="P2"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944cm" svg:height="0.696cm" svg:x="2.335cm" svg:y="5.835cm">
          <draw:text-box>
            <text:p text:style-name="P2"><text:span text:style-name="T1">Browser</text:span></text:p>
          </draw:text-box>
        </draw:frame>
        <draw:line draw:style-name="gr6" draw:text-style-name="P4" draw:layer="layout" svg:x1="4.453cm" svg:y1="6.145cm" svg:x2="7.84cm" svg:y2="6.14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Tilman Rassy</meta:initial-creator>
    <meta:creation-date>2006-07-24T14:09:29</meta:creation-date>
    <dc:creator>Tilman Rassy</dc:creator>
    <dc:date>2006-10-02T14:39:52</dc:date>
    <dc:language>en-US</dc:language>
    <meta:editing-cycles>3</meta:editing-cycles>
    <meta:editing-duration>PT18M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